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068e" officeooo:paragraph-rsid="0016068e" style:font-size-asian="19.0499992370605pt" style:font-size-complex="21.7999992370605pt"/>
    </style:style>
    <style:style style:name="P2" style:family="paragraph" style:parent-style-name="Standard">
      <style:text-properties fo:font-size="20pt" officeooo:rsid="0016068e" officeooo:paragraph-rsid="001b50aa" style:font-size-asian="19.0499992370605pt" style:font-size-complex="21.7999992370605pt"/>
    </style:style>
    <style:style style:name="P3" style:family="paragraph" style:parent-style-name="Standard">
      <style:text-properties fo:font-size="20pt" style:text-underline-style="solid" style:text-underline-width="auto" style:text-underline-color="font-color" officeooo:rsid="0016068e" officeooo:paragraph-rsid="0016068e" style:font-size-asian="19.0499992370605pt" style:font-size-complex="21.7999992370605pt"/>
    </style:style>
    <style:style style:name="T1" style:family="text">
      <style:text-properties officeooo:rsid="00167d41"/>
    </style:style>
    <style:style style:name="T2" style:family="text">
      <style:text-properties officeooo:rsid="0016be41"/>
    </style:style>
    <style:style style:name="T3" style:family="text">
      <style:text-properties officeooo:rsid="0019684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67d41"/>
    </style:style>
    <style:style style:name="T6" style:family="text">
      <style:text-properties style:text-underline-style="solid" style:text-underline-width="auto" style:text-underline-color="font-color" officeooo:rsid="001c5f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, my name is Enrique Martinez Añon.</text:p>
      <text:p text:style-name="P2">I have decided to study this training course because I <text:span text:style-name="T4">really like technology and computer science</text:span>.</text:p>
      <text:p text:style-name="P2">I have chosen the semi-presidential option because <text:span text:style-name="T4">this way I can work an</text:span><text:span text:style-name="T5">d</text:span><text:span text:style-name="T4"> study at the same time.</text:span><text:span text:style-name="T6"><text:tab/></text:span></text:p>
      <text:p text:style-name="P1">The subject that I am enjoying the most is networks <text:span text:style-name="T4">and the one that is the most difficult for me is English.</text:span> My idea of getting this degree is to improve my job prospec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1:31:59.718489346</meta:creation-date>
    <dc:date>2023-05-20T13:42:18.348638842</dc:date>
    <meta:editing-duration>PT36M35S</meta:editing-duration>
    <meta:editing-cycles>1</meta:editing-cycles>
    <meta:document-statistic meta:table-count="0" meta:image-count="0" meta:object-count="0" meta:page-count="1" meta:paragraph-count="4" meta:word-count="75" meta:character-count="410" meta:non-whitespace-character-count="338"/>
    <meta:generator>LibreOffice/7.5.2.2$Linux_X86_64 LibreOffice_project/50$Build-2</meta:generator>
  </office:meta>
</office:document-meta>
</file>